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13f88c" officeooo:paragraph-rsid="0013f88c" style:font-weight-asian="bold" style:font-weight-complex="bold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officeooo:rsid="001418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e PSR7</text:p>
      <text:p text:style-name="Text_20_body">PSR7 es un estandar que nos permite normalizar un request y un response en PHP.</text:p>
      <text:p text:style-name="Text_20_body">En este enlace encontrarás la documentación de PSR7: <text:a xlink:type="simple" xlink:href="https://www.php-fig.org/psr/psr-7/" office:target-frame-name="_blank" xlink:show="new" text:style-name="Internet_20_link" text:visited-style-name="Visited_20_Internet_20_Link">https://www.php-fig.org/psr/psr-7/</text:a></text:p>
      <text:p text:style-name="Text_20_body">Aquí encontrarás cómo implementarlo: <text:a xlink:type="simple" xlink:href="https://zendframework.github.io/zend-diactoros/usage/" text:style-name="Internet_20_link" text:visited-style-name="Visited_20_Internet_20_Link">https://zendframework.github.io/zend-diactoros/usage/</text:a></text:p>
      <text:p text:style-name="Text_20_body"/>
      <text:p text:style-name="P2"><text:span text:style-name="T1">Clase </text:span>Router</text:p>
      <text:p text:style-name="Text_20_body">aura/router es un paquete que nos ayudará para manejar las rutas en nuestro proyecto.</text:p>
      <text:p text:style-name="Text_20_body">Aquí puedes encontrar el paquete: <text:a xlink:type="simple" xlink:href="https://packagist.org/packages/aura/router" office:target-frame-name="_blank" xlink:show="new" text:style-name="Internet_20_link" text:visited-style-name="Visited_20_Internet_20_Link">https://packagist.org/packages/aura/router</text:a><text:line-break/>En esta url tenemos la documentación: <text:a xlink:type="simple" xlink:href="https://github.com/auraphp/Aura.Router/blob/HEAD/docs/index.md" office:target-frame-name="_blank" xlink:show="new" text:style-name="Internet_20_link" text:visited-style-name="Visited_20_Internet_20_Link">https://github.com/auraphp/Aura.Router/blob/HEAD/docs/index.md</text:a></text:p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9:24:08.502052009</meta:creation-date>
    <dc:date>2019-04-02T20:01:02.018280974</dc:date>
    <meta:editing-duration>PT3M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60" meta:character-count="540" meta:non-whitespace-character-count="487"/>
  </office:meta>
</office:document-meta>
</file>